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a7859" officeooo:paragraph-rsid="002a7859"/>
    </style:style>
    <style:style style:name="T1" style:family="text">
      <style:text-properties officeooo:rsid="002a7859"/>
    </style:style>
    <style:style style:name="T2" style:family="text">
      <style:text-properties officeooo:rsid="002b92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gramm<text:span text:style-name="T1">ablaufplan</text:span></text:h>
      <text:p text:style-name="P1">Ein Programmablaufplan ist der einfachste Weg, um Fehler in einem Programm vor der Durchführung herauszufinden.<text:tab/></text:p>
      <text:p text:style-name="P1">Es handelt sich beim Programmablaufplan um ein Diagramm, das eine Reihe von Standard Symbolen verwendet, um die Abfolge von Anweisungen darzustellen.</text:p>
      <text:p text:style-name="P1"><text:line-break/>Es gibt vier grundsätzliche Symbole im PAP. <text:line-break/>• Start: ein Rechteck</text:p>
      <text:p text:style-name="P1">• Prozess: ein Paralellogramm</text:p>
      <text:p text:style-name="P1">• Entscheidung: eine Raute</text:p>
      <text:p text:style-name="P1">• Ende: ein abg<text:span text:style-name="T2">e</text:span>rundetes Rechteck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ucida Console" fo:font-family="'Lucida Console'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08:33:10.892000000</meta:creation-date>
    <dc:date>2021-02-08T20:09:54.490000000</dc:date>
    <meta:editing-duration>PT1H46M43S</meta:editing-duration>
    <meta:editing-cycles>3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7" meta:word-count="61" meta:character-count="434" meta:non-whitespace-character-count="377"/>
  </office:meta>
</office:document-meta>
</file>